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style:min-row-height="0.3229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333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Varela Round" fo:font-size="12pt" style:font-name-asian="Varela Round1" style:font-size-asian="12pt" style:font-name-complex="Varela Round1" style:font-size-complex="12pt"/>
    </style:style>
    <style:style style:name="P8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Varela Round" fo:font-size="12pt" style:font-name-asian="Varela Round1" style:font-size-asian="12pt" style:font-name-complex="Varela Round1" style:font-size-complex="12pt"/>
    </style:style>
    <style:style style:name="T2" style:family="text"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T3" style:family="text">
      <style:text-properties style:font-name="Varela Round" fo:font-size="16pt" fo:font-weight="bold" style:font-name-asian="Varela Round1" style:font-size-asian="16pt" style:font-weight-asian="bold" style:font-name-complex="Varela Round1" style:font-size-complex="16pt"/>
    </style:style>
    <style:style style:name="T4" style:family="text">
      <style:text-properties style:font-name="Varela Round" fo:font-size="15pt" fo:font-weight="bold" style:font-name-asian="Varela Round1" style:font-size-asian="15pt" style:font-weight-asian="bold" style:font-name-complex="Varela Round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enetello Samuele<text:tab/><text:tab/><text:tab/>Malachin Giovanni<text:tab/><text:tab/><text:tab/>Velludo Giovanni</text:span></text:p>
      <text:p text:style-name="P2"/>
      <text:p text:style-name="P4"><text:span text:style-name="T3">Progetto Basi di Dati: Universiadi</text:span></text:p>
      <text:p text:style-name="P3"/>
      <text:p text:style-name="P1"><text:span text:style-name="T4">Descrizione:</text:span></text:p>
      <text:p text:style-name="P1"><text:span text:style-name="T1">Si vuole realizzare una base di dati per immagazzinare le informazioni delle Universiadi, ovvero delle vere e proprie olimpiadi tra studenti frequentanti Università. In questo sistema si vogliono rappresentare i dati degli studenti come l’università frequentata, le competizioni suddivise in vari sport e gli sponsor. È quindi necessario tener traccia di tutti questi dati al fine di avere una panoramica completa di tutti i partecipanti.</text:span></text:p>
      <text:p text:style-name="P2"/>
      <text:p text:style-name="P1"><text:span text:style-name="T2">Frasi per Atleta:</text:span></text:p>
      <text:p text:style-name="P1"><text:span text:style-name="T1">Per ogni atleta, identificato univocamente da un ID, rappresenteremo nome, cognome, data di nascita e sesso. Inoltre, si vorrà sapere in quale anno accademico e quale corso sta frequentando, la nazionalità e di quale squadra fa parte, anche se unitaria (ossia formata da una sola persona).</text:span></text:p>
      <text:p text:style-name="P2"/>
      <text:p text:style-name="P1"><text:span text:style-name="T2">Frasi per Sponsor:</text:span></text:p>
      <text:p text:style-name="P1"><text:span text:style-name="T1">Per ogni sponsor, identificato univocamente dal nome, rappresenteremo l’indirizzo e il numero di telefono. Inoltre, si vorrà sapere se finanzia una certa competizione oppure una certa squadra di atleti.</text:span></text:p>
      <text:p text:style-name="P2"/>
      <text:p text:style-name="P1"><text:span text:style-name="T2">Frasi per Competizione:</text:span></text:p>
      <text:p text:style-name="P1"><text:span text:style-name="T1">Ogni competizione è identificata univocamente dal sesso degli atleti che vi parteciperanno, dalla disciplina e dall’olimpiade universitaria stessa. Inoltre, si vorrà sapere quali squadre vi partecipano e se vi sono finanziamenti da parte di sponsor.</text:span></text:p>
      <text:p text:style-name="P2"/>
      <text:p text:style-name="P1"><text:span text:style-name="T2">Frasi per Squadra:</text:span></text:p>
      <text:p text:style-name="P1"><text:span text:style-name="T1">Ogni squadra è identificata univocamente da un ID. Inoltre, si vorrà sapere per quale nazione compete, se è finanziata da uno sponsor, in quali competizioni compete e da quali atleti è composta.</text:span></text:p>
      <text:p text:style-name="P2"/>
      <text:p text:style-name="P1"><text:span text:style-name="T2">Frasi per Sport:</text:span></text:p>
      <text:p text:style-name="P1"><text:soft-page-break/><text:span text:style-name="T1">Ogni sport è identificato dal nome. Inoltre, si vorrà sapere in quali discipline è suddiviso.</text:span></text:p>
      <text:p text:style-name="P2"/>
      <text:p text:style-name="P2"/>
      <text:p text:style-name="P1"><text:span text:style-name="T2">Frasi per Disciplina:</text:span></text:p>
      <text:p text:style-name="P1"><text:span text:style-name="T1">Per ogni disciplina, identificata univocamente dal nome e dallo sport, rappresenteremo il regolamento. Inoltre, si vorrà sapere in quale competizione è presente.</text:span></text:p>
      <text:p text:style-name="P2"/>
      <text:p text:style-name="P1"><text:span text:style-name="T2">Frasi per Olimpiade Universitaria:</text:span></text:p>
      <text:p text:style-name="P1"><text:span text:style-name="T1">Ogni Olimpiade Universitaria è identificata dall’anno in cui si è svolta. Inoltre, si vorrà sapere quali competizioni si sono svolte e quale città la ha ospitata.</text:span></text:p>
      <text:p text:style-name="P2"/>
      <text:p text:style-name="P1"><text:span text:style-name="T2">Frasi per Città:</text:span></text:p>
      <text:p text:style-name="P1"><text:span text:style-name="T1">Per ogni città, identificata univocamente da un ID, rappresenteremo il nome. Inoltre, si vorrà sapere quale o quali olimpiadi universitarie ha ospitato, di quale nazione fa parte e quale o quali università vi risiedono.</text:span></text:p>
      <text:p text:style-name="P2"/>
      <text:p text:style-name="P1"><text:span text:style-name="T2">Frasi per Università:</text:span></text:p>
      <text:p text:style-name="P1"><text:span text:style-name="T1">Per ogni università, identificata univocamente dal nome, rappresenteremo il numero di telefono. Inoltre, si vorrà sapere la città dove risiede e quali corsi di laurea offre.</text:span></text:p>
      <text:p text:style-name="P2"/>
      <text:p text:style-name="P1"><text:span text:style-name="T2">Frasi per Corso di laurea:</text:span></text:p>
      <text:p text:style-name="P1"><text:span text:style-name="T1">Per ogni corso di laurea, identificato univocamente dal nome e dall’università in cui è presente, rappresenteremo l’indirizzo specifico del corso. Inoltre, si vorrà sapere quali atleti lo frequentano.</text:span></text:p>
      <text:p text:style-name="P2"/>
      <text:p text:style-name="P1"><text:span text:style-name="T2">Frasi per Nazione:</text:span></text:p>
      <text:p text:style-name="P1"><text:span text:style-name="T1">Ogni nazione è identificata dal nome. Inoltre, si vuole sapere quali città universitarie risiedono e quali squadre competono in una certa nazione e quali atleti hanno una determinata nazionalità.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Dizionario:</text:span></text:p>
      <text:p text:style-name="P2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6"><text:span text:style-name="T2">Entità</text:span></text:p>
          </table:table-cell>
          <table:table-cell table:style-name="Table1.A1" office:value-type="string">
            <text:p text:style-name="P5"><text:span text:style-name="T2">Descrizione</text:span></text:p>
          </table:table-cell>
          <table:table-cell table:style-name="Table1.A1" office:value-type="string">
            <text:p text:style-name="P5"><text:span text:style-name="T2">Attributi </text:span></text:p>
          </table:table-cell>
          <table:table-cell table:style-name="Table1.A1" office:value-type="string">
            <text:p text:style-name="P5"><text:span text:style-name="T2">Identificatore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Atleta</text:span></text:p>
          </table:table-cell>
          <table:table-cell table:style-name="Table1.A1" office:value-type="string">
            <text:p text:style-name="P6"><text:span text:style-name="T1">Studente praticante uno sport</text:span></text:p>
          </table:table-cell>
          <table:table-cell table:style-name="Table1.A1" office:value-type="string">
            <text:p text:style-name="P6"><text:span text:style-name="T2">ID</text:span><text:span text:style-name="T1">, nome, cognome, data di nascita, sesso.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1">Sponsor</text:span></text:p>
          </table:table-cell>
          <table:table-cell table:style-name="Table1.A1" office:value-type="string">
            <text:p text:style-name="P6"><text:span text:style-name="T1">Società che finanziano</text:span></text:p>
          </table:table-cell>
          <table:table-cell table:style-name="Table1.A1" office:value-type="string">
            <text:p text:style-name="P6"><text:span text:style-name="T2">Nome</text:span><text:span text:style-name="T1">, indirizzo numero di telefono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1">Competizione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<text:span text:style-name="T2">Sesso</text:span></text:p>
          </table:table-cell>
          <table:table-cell table:style-name="Table1.A1" office:value-type="string">
            <text:p text:style-name="P6"><text:span text:style-name="T1">Sesso, Olimpiade universitaria, disciplina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1">Squadra</text:span></text:p>
          </table:table-cell>
          <table:table-cell table:style-name="Table1.A1" office:value-type="string">
            <text:p text:style-name="P6"><text:span text:style-name="T1">Composta da atleti (o solo uno)</text:span></text:p>
          </table:table-cell>
          <table:table-cell table:style-name="Table1.A1" office:value-type="string">
            <text:p text:style-name="P6"><text:span text:style-name="T2">ID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6">
          <table:table-cell table:style-name="Table1.A1" office:value-type="string">
            <text:p text:style-name="P6"><text:span text:style-name="T1">Sport</text:span></text:p>
          </table:table-cell>
          <table:table-cell table:style-name="Table1.A1" office:value-type="string">
            <text:p text:style-name="P6"><text:span text:style-name="T1">es.: nuoto, corsa, salto in alto</text:span></text:p>
          </table:table-cell>
          <table:table-cell table:style-name="Table1.A1" office:value-type="string">
            <text:p text:style-name="P6"><text:span text:style-name="T2">Nome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7">
          <table:table-cell table:style-name="Table1.A1" office:value-type="string">
            <text:p text:style-name="P6"><text:span text:style-name="T1">Disciplina</text:span></text:p>
          </table:table-cell>
          <table:table-cell table:style-name="Table1.A1" office:value-type="string">
            <text:p text:style-name="P6"><text:span text:style-name="T1">Specialità di un determinato sport</text:span></text:p>
            <text:p text:style-name="P6"><text:span text:style-name="T1">es.: 100m rana (sport: nuoto)</text:span></text:p>
          </table:table-cell>
          <table:table-cell table:style-name="Table1.A1" office:value-type="string">
            <text:p text:style-name="P6"><text:span text:style-name="T2">Nome</text:span><text:span text:style-name="T1">, regolamento</text:span></text:p>
          </table:table-cell>
          <table:table-cell table:style-name="Table1.A1" office:value-type="string">
            <text:p text:style-name="P4"><text:span text:style-name="T1">Nome, Sport</text:span></text:p>
          </table:table-cell>
        </table:table-row>
        <table:table-row table:style-name="Table1.8">
          <table:table-cell table:style-name="Table1.A1" office:value-type="string">
            <text:p text:style-name="P6"><text:span text:style-name="T1">Olimpiade Universitaria</text:span></text:p>
          </table:table-cell>
          <table:table-cell table:style-name="Table1.A1" office:value-type="string">
            <text:p text:style-name="P6"><text:span text:style-name="T1">Edizione specifica dell’universiade</text:span></text:p>
          </table:table-cell>
          <table:table-cell table:style-name="Table1.A1" office:value-type="string">
            <text:p text:style-name="P6"><text:span text:style-name="T2">Anno</text:span></text:p>
          </table:table-cell>
          <table:table-cell table:style-name="Table1.A1" office:value-type="string">
            <text:p text:style-name="P6"><text:span text:style-name="T1">Anno</text:span></text:p>
          </table:table-cell>
        </table:table-row>
        <table:table-row table:style-name="Table1.9">
          <table:table-cell table:style-name="Table1.A1" office:value-type="string">
            <text:p text:style-name="P6"><text:span text:style-name="T1">Città</text:span></text:p>
          </table:table-cell>
          <table:table-cell table:style-name="Table1.A1" office:value-type="string">
            <text:p text:style-name="P6"><text:span text:style-name="T1">Ospita una universiade</text:span></text:p>
          </table:table-cell>
          <table:table-cell table:style-name="Table1.A1" office:value-type="string">
            <text:p text:style-name="P6"><text:span text:style-name="T2">ID</text:span><text:span text:style-name="T1">, nome</text:span></text:p>
          </table:table-cell>
          <table:table-cell table:style-name="Table1.A1" office:value-type="string">
            <text:p text:style-name="P6"><text:span text:style-name="T1">ID</text:span></text:p>
          </table:table-cell>
        </table:table-row>
        <table:table-row table:style-name="Table1.10">
          <table:table-cell table:style-name="Table1.A1" office:value-type="string">
            <text:p text:style-name="P6"><text:span text:style-name="T1">Università</text:span></text:p>
          </table:table-cell>
          <table:table-cell table:style-name="Table1.A1" office:value-type="string">
            <text:p text:style-name="P6"><text:span text:style-name="T1">Offre dei corsi di studio</text:span></text:p>
          </table:table-cell>
          <table:table-cell table:style-name="Table1.A1" office:value-type="string">
            <text:p text:style-name="P6"><text:span text:style-name="T2">Nome</text:span><text:span text:style-name="T1">, telefono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  <table:table-row table:style-name="Table1.11">
          <table:table-cell table:style-name="Table1.A1" office:value-type="string">
            <text:p text:style-name="P6"><text:span text:style-name="T1">Corso di laurea</text:span></text:p>
          </table:table-cell>
          <table:table-cell table:style-name="Table1.A1" office:value-type="string">
            <text:p text:style-name="P6"><text:span text:style-name="T1">Corso specifico offerto da un’università, frequentato dagli atleti</text:span></text:p>
          </table:table-cell>
          <table:table-cell table:style-name="Table1.A1" office:value-type="string">
            <text:p text:style-name="P6"><text:span text:style-name="T2">Nome</text:span><text:span text:style-name="T1">, indirizzo</text:span></text:p>
          </table:table-cell>
          <table:table-cell table:style-name="Table1.A1" office:value-type="string">
            <text:p text:style-name="P6"><text:span text:style-name="T1">Nome, Università</text:span></text:p>
          </table:table-cell>
        </table:table-row>
        <table:table-row table:style-name="Table1.12">
          <table:table-cell table:style-name="Table1.A1" office:value-type="string">
            <text:p text:style-name="P6"><text:span text:style-name="T1">Nazione</text:span></text:p>
          </table:table-cell>
          <table:table-cell table:style-name="Table1.A1" office:value-type="string">
            <text:p text:style-name="P6"><text:span text:style-name="T1">Nazionalità di un atleta</text:span></text:p>
          </table:table-cell>
          <table:table-cell table:style-name="Table1.A1" office:value-type="string">
            <text:p text:style-name="P6"><text:span text:style-name="T2">Nome</text:span></text:p>
          </table:table-cell>
          <table:table-cell table:style-name="Table1.A1" office:value-type="string">
            <text:p text:style-name="P6"><text:span text:style-name="T1">Nome</text:span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6"><text:span text:style-name="T2">Associazione</text:span></text:p>
          </table:table-cell>
          <table:table-cell table:style-name="Table2.A1" office:value-type="string">
            <text:p text:style-name="P6"><text:span text:style-name="T2">Attributi</text:span></text:p>
          </table:table-cell>
          <table:table-cell table:style-name="Table2.A1" office:value-type="string">
            <text:p text:style-name="P6"><text:span text:style-name="T2">Entiità collega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ponsorizz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ponsor (0,n) - Squadra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Finanzi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5"><text:span text:style-name="T1">Sponsor (0,n) - Competi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Appartiene 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port (1,n) - Disciplina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Tipo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Disciplina (1,n) - Competizione <text:s/>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Partecipa</text:span></text:p>
          </table:table-cell>
          <table:table-cell table:style-name="Table2.A1" office:value-type="string">
            <text:p text:style-name="P6"><text:span text:style-name="T1">Posizione classifica</text:span></text:p>
          </table:table-cell>
          <table:table-cell table:style-name="Table2.A1" office:value-type="string">
            <text:p text:style-name="P6"><text:span text:style-name="T1">Squadra (1,n) - Competizione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volt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ompetizione (1,1) - Olimpiade universitari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Fa parte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quadra (1,n) - Atlet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Compete per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Squadra (1,1) - Na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Nazionalità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Atleta (1,n) - Nazione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i trova in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Nazione (0,n) - Città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Studia</text:span></text:p>
          </table:table-cell>
          <table:table-cell table:style-name="Table2.A1" office:value-type="string">
            <text:p text:style-name="P6"><text:span text:style-name="T1">Anno accademico</text:span></text:p>
          </table:table-cell>
          <table:table-cell table:style-name="Table2.A1" office:value-type="string">
            <text:p text:style-name="P6"><text:span text:style-name="T1">Atleta (1,n) - Corso di laurea (1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Risiede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Università (1,1) - Città (0,n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spit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ittà (0,n) - Olimpiade universitaria (1,1)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fferto da</text:span></text:p>
          </table:table-cell>
          <table:table-cell table:style-name="Table2.A1" office:value-type="string">
            <text:p text:style-name="P6"><text:span text:style-name="T1">\</text:span></text:p>
          </table:table-cell>
          <table:table-cell table:style-name="Table2.A1" office:value-type="string">
            <text:p text:style-name="P6"><text:span text:style-name="T1">Corso di laurea (1,1) - Università (1,n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120" meta:word-count="663" meta:character-count="4338" meta:non-whitespace-character-count="3789"/>
    <meta:generator>LibreOfficeDev/6.0.5.2$Linux_X86_64 LibreOffice_project/</meta:generator>
  </office:meta>
</office:document-meta>
</file>